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Svante Schubert</meta:initial-creator>
    <meta:creation-date>2022-02-19T14:37:45.820000000</meta:creation-date>
    <dc:date>2022-02-19T14:39:33.778000000</dc:date>
    <dc:creator>Svante Schubert</dc:creator>
    <meta:editing-duration>PT1M4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2.2.2$Windows_X86_64 LibreOffice_project/02b2acce88a210515b4a5bb2e46cbfb63fe97d56</meta:generator>
  </office:meta>
</office:document-meta>
</file>